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rsid="002388fa" officeooo:paragraph-rsid="002388fa"/>
    </style:style>
    <style:style style:name="P5" style:family="paragraph" style:parent-style-name="Footer">
      <style:paragraph-properties fo:text-align="end" style:justify-single-word="false"/>
      <style:text-properties officeooo:rsid="001a4015" officeooo:paragraph-rsid="001ed406"/>
    </style:style>
    <style:style style:name="P6" style:family="paragraph" style:parent-style-name="Standard">
      <style:text-properties officeooo:paragraph-rsid="001ed406"/>
    </style:style>
    <style:style style:name="P7" style:family="paragraph" style:parent-style-name="Title">
      <style:text-properties fo:language="fr" fo:country="FR" officeooo:rsid="00116366" officeooo:paragraph-rsid="00116366"/>
    </style:style>
    <style:style style:name="P8" style:family="paragraph" style:parent-style-name="Subtitle">
      <style:text-properties fo:language="fr" fo:country="FR" officeooo:rsid="00116366" officeooo:paragraph-rsid="00116366"/>
    </style:style>
    <style:style style:name="P9" style:family="paragraph" style:parent-style-name="Text_20_body">
      <style:text-properties officeooo:rsid="0012f3fd" officeooo:paragraph-rsid="0012f3fd"/>
    </style:style>
    <style:style style:name="P10" style:family="paragraph" style:parent-style-name="Text_20_body">
      <style:text-properties officeooo:rsid="0012f3fd" officeooo:paragraph-rsid="001f0b00"/>
    </style:style>
    <style:style style:name="P11" style:family="paragraph" style:parent-style-name="Text_20_body">
      <style:text-properties officeooo:rsid="00134fe2" officeooo:paragraph-rsid="00134fe2"/>
    </style:style>
    <style:style style:name="P12" style:family="paragraph" style:parent-style-name="Text_20_body">
      <style:text-properties officeooo:rsid="00143c94" officeooo:paragraph-rsid="00143c94"/>
    </style:style>
    <style:style style:name="P13" style:family="paragraph" style:parent-style-name="Text_20_body">
      <style:text-properties officeooo:rsid="001484a1" officeooo:paragraph-rsid="001484a1"/>
    </style:style>
    <style:style style:name="P14" style:family="paragraph" style:parent-style-name="Text_20_body">
      <style:text-properties officeooo:rsid="00149bfb" officeooo:paragraph-rsid="00149bfb"/>
    </style:style>
    <style:style style:name="P15" style:family="paragraph" style:parent-style-name="Text_20_body">
      <style:text-properties officeooo:rsid="0018028e" officeooo:paragraph-rsid="0018028e"/>
    </style:style>
    <style:style style:name="P16" style:family="paragraph" style:parent-style-name="Text_20_body">
      <style:text-properties fo:language="fr" fo:country="FR" officeooo:rsid="00116366" officeooo:paragraph-rsid="00116366"/>
    </style:style>
    <style:style style:name="P17" style:family="paragraph" style:parent-style-name="Text_20_body">
      <style:text-properties officeooo:rsid="001ba659" officeooo:paragraph-rsid="001ba659"/>
    </style:style>
    <style:style style:name="P18" style:family="paragraph" style:parent-style-name="Text_20_body">
      <style:text-properties fo:font-style="italic" officeooo:rsid="001c7032" officeooo:paragraph-rsid="001c7032" style:font-style-asian="italic" style:font-style-complex="italic"/>
    </style:style>
    <style:style style:name="P19" style:family="paragraph" style:parent-style-name="Text_20_body">
      <style:text-properties officeooo:rsid="001d3d17" officeooo:paragraph-rsid="001d3d17"/>
    </style:style>
    <style:style style:name="P20" style:family="paragraph" style:parent-style-name="Text_20_body">
      <style:text-properties officeooo:rsid="001d7cf1" officeooo:paragraph-rsid="001d7cf1"/>
    </style:style>
    <style:style style:name="P21" style:family="paragraph" style:parent-style-name="Text_20_body">
      <style:text-properties officeooo:rsid="001f0b00" officeooo:paragraph-rsid="001f0b00"/>
    </style:style>
    <style:style style:name="P22" style:family="paragraph" style:parent-style-name="Text_20_body">
      <style:text-properties fo:font-style="normal" officeooo:rsid="00149bfb" officeooo:paragraph-rsid="00149bfb" style:font-style-asian="normal" style:font-style-complex="normal"/>
    </style:style>
    <style:style style:name="P23" style:family="paragraph" style:parent-style-name="Text_20_body">
      <style:text-properties fo:font-style="normal" officeooo:rsid="001d3d17" officeooo:paragraph-rsid="001d3d17" style:font-style-asian="normal" style:font-style-complex="normal"/>
    </style:style>
    <style:style style:name="P24" style:family="paragraph" style:parent-style-name="Text_20_body">
      <style:text-properties fo:font-style="normal" officeooo:rsid="001d7cf1" officeooo:paragraph-rsid="001d7cf1" style:font-style-asian="normal" style:font-style-complex="normal"/>
    </style:style>
    <style:style style:name="P25" style:family="paragraph" style:parent-style-name="Text_20_body">
      <style:text-properties fo:font-style="normal" officeooo:rsid="002f8423" officeooo:paragraph-rsid="002f8423" style:font-style-asian="normal" style:font-style-complex="normal"/>
    </style:style>
    <style:style style:name="P26" style:family="paragraph" style:parent-style-name="Text_20_body">
      <style:text-properties officeooo:rsid="0026e6ee" officeooo:paragraph-rsid="0026e6ee"/>
    </style:style>
    <style:style style:name="P27" style:family="paragraph" style:parent-style-name="Text_20_body">
      <style:text-properties officeooo:rsid="0029faba" officeooo:paragraph-rsid="0029faba"/>
    </style:style>
    <style:style style:name="P28" style:family="paragraph" style:parent-style-name="Text_20_body">
      <style:text-properties officeooo:rsid="002d7ed2" officeooo:paragraph-rsid="002d7ed2"/>
    </style:style>
    <style:style style:name="P29" style:family="paragraph" style:parent-style-name="Text_20_body">
      <style:text-properties officeooo:rsid="002f8423" officeooo:paragraph-rsid="002f8423"/>
    </style:style>
    <style:style style:name="P30" style:family="paragraph" style:parent-style-name="Text_20_body">
      <style:text-properties officeooo:rsid="0031691e" officeooo:paragraph-rsid="0031691e"/>
    </style:style>
    <style:style style:name="P31"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32" style:family="paragraph" style:parent-style-name="Code">
      <style:text-properties fo:font-size="10pt" style:font-size-asian="10pt" style:font-size-complex="10pt"/>
    </style:style>
    <style:style style:name="P33" style:family="paragraph" style:parent-style-name="Code">
      <style:text-properties fo:font-size="10pt" officeooo:paragraph-rsid="0015d0e7" style:font-size-asian="10pt" style:font-size-complex="10pt"/>
    </style:style>
    <style:style style:name="P34" style:family="paragraph" style:parent-style-name="Code">
      <style:text-properties fo:font-size="10pt" officeooo:paragraph-rsid="0016f490" style:font-size-asian="10pt" style:font-size-complex="10pt"/>
    </style:style>
    <style:style style:name="P35" style:family="paragraph" style:parent-style-name="Code">
      <style:text-properties fo:font-size="10pt" officeooo:rsid="001f0b00" officeooo:paragraph-rsid="001f0b00" style:font-size-asian="10pt" style:font-size-complex="10pt"/>
    </style:style>
    <style:style style:name="P36" style:family="paragraph" style:parent-style-name="Code">
      <style:text-properties fo:font-size="10pt" officeooo:rsid="0031691e" officeooo:paragraph-rsid="0031691e" style:font-size-asian="10pt" style:font-size-complex="10pt"/>
    </style:style>
    <style:style style:name="P37" style:family="paragraph" style:parent-style-name="Code">
      <style:text-properties fo:font-size="10pt" officeooo:paragraph-rsid="0031691e" style:font-size-asian="10pt" style:font-size-complex="10pt"/>
    </style:style>
    <style:style style:name="P38" style:family="paragraph" style:parent-style-name="Code">
      <style:text-properties officeooo:paragraph-rsid="002071a7"/>
    </style:style>
    <style:style style:name="P39" style:family="paragraph" style:parent-style-name="Code">
      <style:text-properties fo:color="#a39e64"/>
    </style:style>
    <style:style style:name="P40" style:family="paragraph" style:parent-style-name="Code">
      <style:text-properties fo:color="#a39e64" fo:font-size="10pt" officeooo:paragraph-rsid="001f0b00" style:font-size-asian="10pt"/>
    </style:style>
    <style:style style:name="P41" style:family="paragraph" style:parent-style-name="Code">
      <style:text-properties fo:color="#a8b3ab"/>
    </style:style>
    <style:style style:name="P42" style:family="paragraph" style:parent-style-name="Code">
      <style:text-properties fo:color="#a8b3ab" officeooo:paragraph-rsid="002071a7"/>
    </style:style>
    <style:style style:name="P43" style:family="paragraph" style:parent-style-name="Code">
      <style:text-properties fo:color="#a8b3ab" fo:font-size="10pt" officeooo:paragraph-rsid="0015d0e7" style:font-size-asian="10pt" style:font-size-complex="10pt"/>
    </style:style>
    <style:style style:name="P44" style:family="paragraph" style:parent-style-name="Code">
      <style:text-properties fo:color="#ffffff"/>
    </style:style>
    <style:style style:name="P45" style:family="paragraph" style:parent-style-name="Code">
      <style:text-properties officeooo:rsid="0026e6ee" officeooo:paragraph-rsid="0026e6ee"/>
    </style:style>
    <style:style style:name="P46" style:family="paragraph" style:parent-style-name="Code">
      <style:text-properties officeooo:rsid="0029faba" officeooo:paragraph-rsid="0029faba"/>
    </style:style>
    <style:style style:name="P47" style:family="paragraph" style:parent-style-name="Code">
      <style:paragraph-properties fo:break-before="page"/>
      <style:text-properties fo:color="#a39e64" officeooo:paragraph-rsid="002071a7"/>
    </style:style>
    <style:style style:name="P48" style:family="paragraph" style:parent-style-name="Important">
      <style:text-properties fo:font-style="normal" style:font-style-asian="normal" style:font-style-complex="normal"/>
    </style:style>
    <style:style style:name="P49" style:family="paragraph" style:parent-style-name="Contents_20_1">
      <style:paragraph-properties>
        <style:tab-stops>
          <style:tab-stop style:position="6.6953in" style:type="right" style:leader-style="dotted" style:leader-text="."/>
        </style:tab-stops>
      </style:paragraph-properties>
    </style:style>
    <style:style style:name="P50" style:family="paragraph" style:parent-style-name="Contents_20_2">
      <style:paragraph-properties>
        <style:tab-stops>
          <style:tab-stop style:position="6.6953in" style:type="right" style:leader-style="dotted" style:leader-text="."/>
        </style:tab-stops>
      </style:paragraph-properties>
    </style:style>
    <style:style style:name="P51" style:family="paragraph" style:parent-style-name="Contents_20_3">
      <style:paragraph-properties>
        <style:tab-stops>
          <style:tab-stop style:position="6.6953in" style:type="right" style:leader-style="dotted" style:leader-text="."/>
        </style:tab-stops>
      </style:paragraph-properties>
    </style:style>
    <style:style style:name="P52" style:family="paragraph" style:parent-style-name="Table_20_Contents">
      <style:paragraph-properties fo:text-align="end" style:justify-single-word="false"/>
      <style:text-properties fo:language="fr" fo:country="FR" officeooo:rsid="001a4015" officeooo:paragraph-rsid="001a4015"/>
    </style:style>
    <style:style style:name="P53" style:family="paragraph" style:parent-style-name="Text_20_body" style:list-style-name="L2">
      <style:text-properties officeooo:rsid="00134fe2" officeooo:paragraph-rsid="0012f3fd"/>
    </style:style>
    <style:style style:name="P54" style:family="paragraph" style:parent-style-name="Text_20_body" style:list-style-name="L2">
      <style:text-properties officeooo:rsid="00134fe2" officeooo:paragraph-rsid="00134fe2"/>
    </style:style>
    <style:style style:name="P55" style:family="paragraph" style:parent-style-name="Text_20_body" style:list-style-name="L3">
      <style:text-properties fo:font-style="normal" officeooo:rsid="001d3d17" officeooo:paragraph-rsid="001d3d17" style:font-style-asian="normal" style:font-style-complex="normal"/>
    </style:style>
    <style:style style:name="P56" style:family="paragraph" style:parent-style-name="Text_20_body">
      <style:text-properties officeooo:rsid="0036ba08" officeooo:paragraph-rsid="0036ba08"/>
    </style:style>
    <style:style style:name="P57" style:family="paragraph" style:parent-style-name="Code">
      <style:text-properties fo:color="#a39e64" fo:font-size="10pt" style:font-size-asian="10pt"/>
    </style:style>
    <style:style style:name="P58" style:family="paragraph" style:parent-style-name="Code">
      <style:text-properties officeooo:rsid="0036ba08" officeooo:paragraph-rsid="0036ba08"/>
    </style:style>
    <style:style style:name="P59" style:family="paragraph" style:parent-style-name="Heading_20_1">
      <style:paragraph-properties fo:break-before="page"/>
      <style:text-properties fo:language="fr" fo:country="FR" officeooo:rsid="00116366" officeooo:paragraph-rsid="00116366"/>
    </style:style>
    <style:style style:name="P60" style:family="paragraph" style:parent-style-name="Heading_20_1">
      <style:paragraph-properties fo:break-before="page"/>
      <style:text-properties officeooo:rsid="00134fe2" officeooo:paragraph-rsid="00134fe2"/>
    </style:style>
    <style:style style:name="P61" style:family="paragraph" style:parent-style-name="Heading_20_2">
      <style:text-properties officeooo:rsid="001f0b00" officeooo:paragraph-rsid="001f0b00"/>
    </style:style>
    <style:style style:name="P62" style:family="paragraph" style:parent-style-name="Heading_20_2">
      <style:text-properties officeooo:rsid="0026e6ee" officeooo:paragraph-rsid="0026e6ee"/>
    </style:style>
    <style:style style:name="P63" style:family="paragraph" style:parent-style-name="Heading_20_2">
      <style:text-properties officeooo:rsid="0012f3fd" officeooo:paragraph-rsid="0012f3fd"/>
    </style:style>
    <style:style style:name="P64" style:family="paragraph" style:parent-style-name="Heading_20_2">
      <style:text-properties officeooo:rsid="00143c94" officeooo:paragraph-rsid="00143c94"/>
    </style:style>
    <style:style style:name="P65" style:family="paragraph" style:parent-style-name="Heading_20_2">
      <style:text-properties officeooo:rsid="001484a1" officeooo:paragraph-rsid="001484a1"/>
    </style:style>
    <style:style style:name="P66" style:family="paragraph" style:parent-style-name="Heading_20_2" style:list-style-name="">
      <style:text-properties officeooo:rsid="00134fe2" officeooo:paragraph-rsid="00134fe2"/>
    </style:style>
    <style:style style:name="P67" style:family="paragraph" style:parent-style-name="Heading_20_2" style:list-style-name="">
      <style:text-properties officeooo:rsid="001a4015" officeooo:paragraph-rsid="001a4015"/>
    </style:style>
    <style:style style:name="P68" style:family="paragraph" style:parent-style-name="Heading_20_2">
      <style:paragraph-properties fo:break-before="page"/>
      <style:text-properties officeooo:rsid="00134fe2" officeooo:paragraph-rsid="00134fe2"/>
    </style:style>
    <style:style style:name="P69" style:family="paragraph" style:parent-style-name="Heading_20_2">
      <style:paragraph-properties fo:break-before="page"/>
      <style:text-properties officeooo:rsid="001a4015" officeooo:paragraph-rsid="001a4015"/>
    </style:style>
    <style:style style:name="P70" style:family="paragraph" style:parent-style-name="Heading_20_2">
      <style:paragraph-properties fo:break-before="page"/>
      <style:text-properties officeooo:rsid="0030b6ef" officeooo:paragraph-rsid="0030b6ef"/>
    </style:style>
    <style:style style:name="P71" style:family="paragraph" style:parent-style-name="Heading_20_2">
      <style:paragraph-properties fo:break-before="page"/>
      <style:text-properties fo:font-style="normal" officeooo:rsid="001d7cf1" officeooo:paragraph-rsid="001d7cf1" style:font-style-asian="normal" style:font-style-complex="normal"/>
    </style:style>
    <style:style style:name="P72" style:family="paragraph" style:parent-style-name="Heading_20_3">
      <style:text-properties officeooo:rsid="0018028e" officeooo:paragraph-rsid="0018028e"/>
    </style:style>
    <style:style style:name="P73" style:family="paragraph" style:parent-style-name="Heading_20_3">
      <style:text-properties officeooo:rsid="00149bfb" officeooo:paragraph-rsid="00149bfb"/>
    </style:style>
    <style:style style:name="P74" style:family="paragraph" style:parent-style-name="Heading_20_3">
      <style:text-properties officeooo:rsid="0015d0e7" officeooo:paragraph-rsid="0015d0e7"/>
    </style:style>
    <style:style style:name="P75" style:family="paragraph" style:parent-style-name="Heading_20_3">
      <style:text-properties officeooo:rsid="001c7032" officeooo:paragraph-rsid="001c7032"/>
    </style:style>
    <style:style style:name="P76" style:family="paragraph" style:parent-style-name="Heading_20_3">
      <style:text-properties fo:font-style="normal" officeooo:rsid="001c7032" officeooo:paragraph-rsid="001c7032" style:font-style-asian="normal" style:font-style-complex="normal"/>
    </style:style>
    <style:style style:name="P77" style:family="paragraph" style:parent-style-name="Heading_20_3">
      <style:text-properties fo:font-style="normal" officeooo:rsid="001d3d17" officeooo:paragraph-rsid="001d3d17" style:font-style-asian="normal" style:font-style-complex="normal"/>
    </style:style>
    <style:style style:name="P78" style:family="paragraph" style:parent-style-name="Heading_20_3">
      <style:text-properties fo:font-style="normal" officeooo:rsid="001d7cf1" officeooo:paragraph-rsid="001d7cf1" style:font-style-asian="normal" style:font-style-complex="normal"/>
    </style:style>
    <style:style style:name="P79" style:family="paragraph" style:parent-style-name="Heading_20_3">
      <style:text-properties fo:font-style="normal" officeooo:rsid="0031691e" officeooo:paragraph-rsid="0031691e" style:font-style-asian="normal" style:font-style-complex="normal"/>
    </style:style>
    <style:style style:name="P80" style:family="paragraph" style:parent-style-name="Heading_20_3">
      <style:text-properties officeooo:rsid="002f8423" officeooo:paragraph-rsid="002f8423"/>
    </style:style>
    <style:style style:name="P81" style:family="paragraph" style:parent-style-name="Heading_20_3">
      <style:text-properties officeooo:rsid="0031691e" officeooo:paragraph-rsid="0031691e"/>
    </style:style>
    <style:style style:name="P82" style:family="paragraph" style:parent-style-name="Heading_20_3">
      <style:text-properties officeooo:rsid="002d7ed2" officeooo:paragraph-rsid="002d7ed2"/>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fo:color="#ffffff" officeooo:rsid="0031691e"/>
    </style:style>
    <style:style style:name="T5" style:family="text">
      <style:text-properties officeooo:rsid="00133e13"/>
    </style:style>
    <style:style style:name="T6" style:family="text">
      <style:text-properties fo:color="#a39e64"/>
    </style:style>
    <style:style style:name="T7" style:family="text">
      <style:text-properties fo:color="#a39e64" fo:font-size="10pt" style:font-size-asian="10pt"/>
    </style:style>
    <style:style style:name="T8" style:family="text">
      <style:text-properties fo:color="#c23b00"/>
    </style:style>
    <style:style style:name="T9" style:family="text">
      <style:text-properties fo:color="#a8b3ab"/>
    </style:style>
    <style:style style:name="T10" style:family="text">
      <style:text-properties fo:color="#a8b3ab" fo:font-size="10pt" style:font-size-asian="10pt"/>
    </style:style>
    <style:style style:name="T11" style:family="text">
      <style:text-properties fo:color="#666c68"/>
    </style:style>
    <style:style style:name="T12" style:family="text">
      <style:text-properties fo:color="#666c68" fo:font-size="10pt" style:font-size-asian="10pt"/>
    </style:style>
    <style:style style:name="T13" style:family="text">
      <style:text-properties fo:color="#666c68" officeooo:rsid="00134fe2"/>
    </style:style>
    <style:style style:name="T14" style:family="text">
      <style:text-properties fo:color="#666c68" officeooo:rsid="00195203"/>
    </style:style>
    <style:style style:name="T15" style:family="text">
      <style:text-properties fo:color="#e98800"/>
    </style:style>
    <style:style style:name="T16" style:family="text">
      <style:text-properties fo:color="#e98800" fo:font-size="10pt" style:font-size-asian="10pt"/>
    </style:style>
    <style:style style:name="T17" style:family="text">
      <style:text-properties officeooo:rsid="00143c94"/>
    </style:style>
    <style:style style:name="T18" style:family="text">
      <style:text-properties fo:font-style="italic" style:font-style-asian="italic" style:font-style-complex="italic"/>
    </style:style>
    <style:style style:name="T19" style:family="text">
      <style:text-properties fo:font-style="italic" officeooo:rsid="0015d0e7" style:font-style-asian="italic" style:font-style-complex="italic"/>
    </style:style>
    <style:style style:name="T20" style:family="text">
      <style:text-properties fo:font-style="italic" officeooo:rsid="0032685f"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5d0e7" style:font-style-asian="normal" style:font-style-complex="normal"/>
    </style:style>
    <style:style style:name="T23" style:family="text">
      <style:text-properties fo:font-style="normal" officeooo:rsid="001c7032" style:font-style-asian="normal" style:font-style-complex="normal"/>
    </style:style>
    <style:style style:name="T24" style:family="text">
      <style:text-properties fo:font-style="normal" officeooo:rsid="001d7cf1" style:font-style-asian="normal" style:font-style-complex="normal"/>
    </style:style>
    <style:style style:name="T25" style:family="text">
      <style:text-properties fo:font-style="normal" officeooo:rsid="00209c89" style:font-style-asian="normal" style:font-style-complex="normal"/>
    </style:style>
    <style:style style:name="T26" style:family="text">
      <style:text-properties fo:font-style="normal" officeooo:rsid="0032685f" style:font-style-asian="normal" style:font-style-complex="normal"/>
    </style:style>
    <style:style style:name="T27" style:family="text">
      <style:text-properties officeooo:rsid="00194716"/>
    </style:style>
    <style:style style:name="T28" style:family="text">
      <style:text-properties officeooo:rsid="00195203"/>
    </style:style>
    <style:style style:name="T29" style:family="text">
      <style:text-properties style:use-window-font-color="true" officeooo:rsid="00195203"/>
    </style:style>
    <style:style style:name="T30" style:family="text">
      <style:text-properties officeooo:rsid="001a4015"/>
    </style:style>
    <style:style style:name="T31" style:family="text">
      <style:text-properties officeooo:rsid="001ba659"/>
    </style:style>
    <style:style style:name="T32" style:family="text">
      <style:text-properties officeooo:rsid="00258116"/>
    </style:style>
    <style:style style:name="T33" style:family="text">
      <style:text-properties officeooo:rsid="0028704b"/>
    </style:style>
    <style:style style:name="T34" style:family="text">
      <style:text-properties fo:color="#f8f8f8" style:font-name="DejaVu Sans Mono2" fo:font-size="10pt" style:font-size-asian="10pt"/>
    </style:style>
    <style:style style:name="T35" style:family="text">
      <style:text-properties fo:color="#fbde2d" style:font-name="DejaVu Sans Mono2" fo:font-size="10pt" style:font-size-asian="10pt"/>
    </style:style>
    <style:style style:name="T36" style:family="text">
      <style:text-properties officeooo:rsid="002fc5a9"/>
    </style:style>
    <style:style style:name="T37" style:family="text">
      <style:text-properties officeooo:rsid="0031691e"/>
    </style:style>
    <style:style style:name="T38" style:family="text">
      <style:text-properties officeooo:rsid="00330923"/>
    </style:style>
    <style:style style:name="T39" style:family="text">
      <style:text-properties officeooo:rsid="0034a511"/>
    </style:style>
    <style:style style:name="T40" style:family="text">
      <style:text-properties officeooo:rsid="0036ba08"/>
    </style:style>
    <style:style style:name="T41" style:family="text">
      <style:text-properties fo:color="#ff6666"/>
    </style:style>
    <style:style style:name="T42" style:family="text">
      <style:text-properties fo:color="#cccccc"/>
    </style:style>
    <style:style style:name="T43" style:family="text">
      <style:text-properties fo:color="#999999"/>
    </style:style>
    <style:style style:name="T44" style:family="text">
      <style:text-properties fo:color="#ff3333"/>
    </style:style>
    <style:style style:name="T45" style:family="text">
      <style:text-properties fo:color="#eeeeee" style:font-name="DejaVu Sans Mono1" fo:font-size="10pt" fo:background-color="#1c1c1c" loext:char-shading-value="0" style:font-size-asian="10pt"/>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7">Glaw</text:p>
            <text:p text:style-name="P8">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4">Version alpha 0.<text:span text:style-name="T39">3</text:span>.<text:span text:style-name="T38">1</text:span></text:p>
          </table:table-cell>
          <table:covered-table-cell/>
        </table:table-row>
        <table:table-row table:style-name="Table1.5">
          <table:covered-table-cell/>
          <table:table-cell table:style-name="Table1.A1" table:number-columns-spanned="2" office:value-type="string">
            <text:p text:style-name="P52">Dernière modification le 17/02/15</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49"><text:a xlink:type="simple" xlink:href="#__RefHeading__1255_755171073" text:style-name="Index_20_Link" text:visited-style-name="Index_20_Link">Introduction<text:tab/>3</text:a></text:p>
          <text:p text:style-name="P50"><text:a xlink:type="simple" xlink:href="#__RefHeading__1639_755171073" text:style-name="Index_20_Link" text:visited-style-name="Index_20_Link">Installation<text:tab/>3</text:a></text:p>
          <text:p text:style-name="P50"><text:a xlink:type="simple" xlink:href="#__RefHeading__1426_1586794532" text:style-name="Index_20_Link" text:visited-style-name="Index_20_Link">Mise à jour<text:tab/>3</text:a></text:p>
          <text:p text:style-name="P50"><text:a xlink:type="simple" xlink:href="#__RefHeading__1257_755171073" text:style-name="Index_20_Link" text:visited-style-name="Index_20_Link">Préparation<text:tab/>3</text:a></text:p>
          <text:p text:style-name="P50"><text:a xlink:type="simple" xlink:href="#__RefHeading__1447_1586794532" text:style-name="Index_20_Link" text:visited-style-name="Index_20_Link">Makefile<text:tab/>3</text:a></text:p>
          <text:p text:style-name="P50"><text:a xlink:type="simple" xlink:href="#__RefHeading__1259_755171073" text:style-name="Index_20_Link" text:visited-style-name="Index_20_Link">Code source minimal<text:tab/>3</text:a></text:p>
          <text:p text:style-name="P49"><text:a xlink:type="simple" xlink:href="#__RefHeading__1261_755171073" text:style-name="Index_20_Link" text:visited-style-name="Index_20_Link">L'affichage<text:tab/>7</text:a></text:p>
          <text:p text:style-name="P50"><text:a xlink:type="simple" xlink:href="#__RefHeading__1263_755171073" text:style-name="Index_20_Link" text:visited-style-name="Index_20_Link">La structure Vector<text:tab/>7</text:a></text:p>
          <text:p text:style-name="P50"><text:a xlink:type="simple" xlink:href="#__RefHeading__1265_755171073" text:style-name="Index_20_Link" text:visited-style-name="Index_20_Link">La structure Color<text:tab/>7</text:a></text:p>
          <text:p text:style-name="P50"><text:a xlink:type="simple" xlink:href="#__RefHeading__1267_755171073" text:style-name="Index_20_Link" text:visited-style-name="Index_20_Link">La classe Triangle<text:tab/>8</text:a></text:p>
          <text:p text:style-name="P51"><text:a xlink:type="simple" xlink:href="#__RefHeading__1269_755171073" text:style-name="Index_20_Link" text:visited-style-name="Index_20_Link">Coordonnées<text:tab/>8</text:a></text:p>
          <text:p text:style-name="P51"><text:a xlink:type="simple" xlink:href="#__RefHeading__1271_755171073" text:style-name="Index_20_Link" text:visited-style-name="Index_20_Link">Déclaration<text:tab/>8</text:a></text:p>
          <text:p text:style-name="P51"><text:a xlink:type="simple" xlink:href="#__RefHeading__1273_755171073" text:style-name="Index_20_Link" text:visited-style-name="Index_20_Link">Initialisation<text:tab/>8</text:a></text:p>
          <text:p text:style-name="P51"><text:a xlink:type="simple" xlink:href="#__RefHeading__1385_755171073" text:style-name="Index_20_Link" text:visited-style-name="Index_20_Link">Affichage<text:tab/>8</text:a></text:p>
          <text:p text:style-name="P50"><text:a xlink:type="simple" xlink:href="#__RefHeading__1277_755171073" text:style-name="Index_20_Link" text:visited-style-name="Index_20_Link">La classe Object<text:tab/>9</text:a></text:p>
          <text:p text:style-name="P51"><text:a xlink:type="simple" xlink:href="#__RefHeading__1434_755171073" text:style-name="Index_20_Link" text:visited-style-name="Index_20_Link">Déclaration<text:tab/>9</text:a></text:p>
          <text:p text:style-name="P51"><text:a xlink:type="simple" xlink:href="#__RefHeading__1436_755171073" text:style-name="Index_20_Link" text:visited-style-name="Index_20_Link">Affichage<text:tab/>9</text:a></text:p>
          <text:p text:style-name="P51"><text:a xlink:type="simple" xlink:href="#__RefHeading__1600_755171073" text:style-name="Index_20_Link" text:visited-style-name="Index_20_Link">Ajout de Triangles<text:tab/>9</text:a></text:p>
          <text:p text:style-name="P51"><text:a xlink:type="simple" xlink:href="#__RefHeading__1602_755171073" text:style-name="Index_20_Link" text:visited-style-name="Index_20_Link">Suppression de Triangles<text:tab/>9</text:a></text:p>
          <text:p text:style-name="P51"><text:a xlink:type="simple" xlink:href="#__RefHeading__4398_1349291698" text:style-name="Index_20_Link" text:visited-style-name="Index_20_Link">Copie<text:tab/>9</text:a></text:p>
          <text:p text:style-name="P50"><text:a xlink:type="simple" xlink:href="#__RefHeading__4400_1349291698" text:style-name="Index_20_Link" text:visited-style-name="Index_20_Link">La classe Container<text:tab/>11</text:a></text:p>
          <text:p text:style-name="P51"><text:a xlink:type="simple" xlink:href="#__RefHeading__4402_1349291698" text:style-name="Index_20_Link" text:visited-style-name="Index_20_Link">Déclaration<text:tab/>11</text:a></text:p>
          <text:p text:style-name="P51"><text:a xlink:type="simple" xlink:href="#__RefHeading__4404_1349291698" text:style-name="Index_20_Link" text:visited-style-name="Index_20_Link">Affichage<text:tab/>11</text:a></text:p>
          <text:p text:style-name="P51"><text:a xlink:type="simple" xlink:href="#__RefHeading__4406_1349291698" text:style-name="Index_20_Link" text:visited-style-name="Index_20_Link">Ajout et suppréssion d'Object<text:tab/>11</text:a></text:p>
          <text:p text:style-name="P50"><text:a xlink:type="simple" xlink:href="#__RefHeading__1604_755171073" text:style-name="Index_20_Link" text:visited-style-name="Index_20_Link">Transformations<text:tab/>12</text:a></text:p>
          <text:p text:style-name="P51"><text:a xlink:type="simple" xlink:href="#__RefHeading__1606_755171073" text:style-name="Index_20_Link" text:visited-style-name="Index_20_Link">Translations<text:tab/>12</text:a></text:p>
          <text:p text:style-name="P51"><text:a xlink:type="simple" xlink:href="#__RefHeading__1608_755171073" text:style-name="Index_20_Link" text:visited-style-name="Index_20_Link">Rotations<text:tab/>12</text:a></text:p>
          <text:p text:style-name="P51"><text:a xlink:type="simple" xlink:href="#__RefHeading__1469_1973878096" text:style-name="Index_20_Link" text:visited-style-name="Index_20_Link">Reset<text:tab/>12</text:a></text:p>
        </text:index-body>
      </text:table-of-content>
      <text:p text:style-name="P31"/>
      <text:h text:style-name="P59" text:outline-level="1"><text:bookmark-start text:name="__RefHeading__1255_755171073"/>Introduction<text:bookmark-end text:name="__RefHeading__1255_755171073"/></text:h>
      <text:p text:style-name="P16">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32">s</text:span> garenti.</text:p>
      <text:h text:style-name="P61" text:outline-level="2"><text:bookmark-start text:name="__RefHeading__1639_755171073"/>Installation<text:bookmark-end text:name="__RefHeading__1639_755171073"/></text:h>
      <text:p text:style-name="P21">L'installation de Glaw se fait via git en copiant le repository dans le dossier de votre programme.</text:p>
      <text:p text:style-name="P35">git clone https://github.com/skeggib/Glaw</text:p>
      <text:p text:style-name="P21">Le fichier <text:span text:style-name="T18">hpp </text:span><text:span text:style-name="T21">à inclure est donc :</text:span></text:p>
      <text:p text:style-name="P57">#include "Glaw/<text:span text:style-name="T40">G</text:span>law.hpp"</text:p>
      <text:p text:style-name="P56">Il faut aussi inclure la bibliothèque Glaw lors de la compilation :</text:p>
      <text:p text:style-name="P58"><text:span text:style-name="T2">g++ main.c -o Programme</text:span> <text:span text:style-name="T44">-L./Glaw -lGlaw</text:span></text:p>
      <text:h text:style-name="P62" text:outline-level="2"><text:bookmark-start text:name="__RefHeading__1426_1586794532"/>Mise à jour<text:bookmark-end text:name="__RefHeading__1426_1586794532"/></text:h>
      <text:p text:style-name="P26">La mise à jour de Glaw se fait en se plaçant dans son dossier et <text:span text:style-name="T33">exécutant</text:span> la commande :</text:p>
      <text:p text:style-name="P45">git pull</text:p>
      <text:h text:style-name="P63" text:outline-level="2"><text:bookmark-start text:name="__RefHeading__1257_755171073"/>Préparation<text:bookmark-end text:name="__RefHeading__1257_755171073"/></text:h>
      <text:p text:style-name="P9">Tout d’abord assurez vous d'avoir bien installé la version de la SDL pour développeurs, pour cela :</text:p>
      <text:p text:style-name="P10">Sous Ubuntu : </text:p>
      <text:p text:style-name="Code"><text:span text:style-name="T45">sudo apt-get install libsdl1.2-dev</text:span></text:p>
      <text:h text:style-name="P63" text:outline-level="2"><text:bookmark-start text:name="__RefHeading__1259_755171073"/>Code source minimal<text:bookmark-end text:name="__RefHeading__1259_755171073"/></text:h>
      <text:p text:style-name="P9">Voici la code source minimal pour un programme, <text:span text:style-name="T5">il comprend :</text:span></text:p>
      <text:list xml:id="list3148928870112883555" text:style-name="L2">
        <text:list-item>
          <text:p text:style-name="P53">L'initialisation des variables nécessaires</text:p>
        </text:list-item>
        <text:list-item>
          <text:p text:style-name="P54">L'initialisation de la SDL et d'OpenGL</text:p>
        </text:list-item>
        <text:list-item>
          <text:p text:style-name="P54">L'ouverture d'u<text:span text:style-name="T27">n</text:span>e fenêtre</text:p>
        </text:list-item>
        <text:list-item>
          <text:p text:style-name="P54">Une boucle principale minimale</text:p>
        </text:list-item>
        <text:list-item>
          <text:p text:style-name="P54">La fermeture de la SDL</text:p>
        </text:list-item>
      </text:list>
      <text:p text:style-name="P47">#include &lt;iostream&gt;</text:p>
      <text:p text:style-name="P38"/>
      <text:p text:style-name="P39">#include &lt;SDL/SDL.h&gt;</text:p>
      <text:p text:style-name="P39">#include &lt;GL/gl.h&gt;</text:p>
      <text:p text:style-name="P39">#include &lt;GL/glu.h&gt;</text:p>
      <text:p text:style-name="Code"/>
      <text:p text:style-name="P40">#include "Glaw/<text:span text:style-name="T40">G</text:span>law.hpp"</text:p>
      <text:p text:style-name="Code"/>
      <text:p text:style-name="Code"><text:span text:style-name="T8">using</text:span><text:span text:style-name="T2"> </text:span><text:span text:style-name="T8">namespace</text:span><text:span text:style-name="T2"> std</text:span><text:span text:style-name="T9">;</text:span></text:p>
      <text:p text:style-name="Code"/>
      <text:p text:style-name="P39">#define MULTISAMPLING true</text:p>
      <text:p text:style-name="Code"/>
      <text:p text:style-name="Code"><text:span text:style-name="T6">int</text:span><text:span text:style-name="T2"> main</text:span><text:span text:style-name="T9">()</text:span></text:p>
      <text:p text:style-name="P42">{</text:p>
      <text:p text:style-name="P38"><text:span text:style-name="T2"><text:s text:c="4"/></text:span><text:span text:style-name="T11">/* Variables */</text:span></text:p>
      <text:p text:style-name="Code"/>
      <text:p text:style-name="Code"><text:span text:style-name="T2"><text:s text:c="4"/></text:span><text:span text:style-name="T6">bool</text:span><text:span text:style-name="T2"> run </text:span><text:span text:style-name="T9">=</text:span><text:span text:style-name="T2"> </text:span><text:span text:style-name="T8">true</text:span><text:span text:style-name="T9">;</text:span></text:p>
      <text:p text:style-name="Code"><text:span text:style-name="T2"><text:s text:c="4"/>SDL_Surface </text:span><text:span text:style-name="T9">*</text:span><text:span text:style-name="T2">window</text:span><text:span text:style-name="T9">;</text:span><text:span text:style-name="T2"> </text:span><text:span text:style-name="T11">// </text:span><text:span text:style-name="T13">Fenêtre</text:span></text:p>
      <text:p text:style-name="P44"/>
      <text:p text:style-name="Code"><text:span text:style-name="T2"><text:s text:c="4"/>Input input</text:span><text:span text:style-name="T9">;</text:span><text:span text:style-name="T2"> </text:span><text:span text:style-name="T11">// Contient l'état de tout les </text:span><text:span text:style-name="T13">événements</text:span><text:span text:style-name="T11"> SDL</text:span></text:p>
      <text:p text:style-name="Code"><text:span text:style-name="T2"><text:s text:c="4"/>memset</text:span><text:span text:style-name="T9">(&amp;</text:span><text:span text:style-name="T2">input</text:span><text:span text:style-name="T9">,</text:span><text:span text:style-name="T2"> </text:span><text:span text:style-name="T15">0</text:span><text:span text:style-name="T9">,</text:span><text:span text:style-name="T2"> </text:span><text:span text:style-name="T8">sizeof</text:span><text:span text:style-name="T9">(</text:span><text:span text:style-name="T2">input</text:span><text:span text:style-name="T9">));</text:span><text:span text:style-name="T2"> </text:span><text:span text:style-name="T11">// Initialise les </text:span><text:span text:style-name="T13">événements</text:span></text:p>
      <text:p text:style-name="Code"/>
      <text:p text:style-name="Code"><text:span text:style-name="T2"><text:s text:c="4"/></text:span><text:span text:style-name="T3">Vector windowSize</text:span><text:span text:style-name="T10">(</text:span><text:span text:style-name="T16">800</text:span><text:span text:style-name="T10">,</text:span><text:span text:style-name="T3"> </text:span><text:span text:style-name="T16">600</text:span><text:span text:style-name="T10">);</text:span><text:span text:style-name="T3"> </text:span><text:span text:style-name="T12">// Taille de la fenêtre</text:span></text:p>
      <text:p text:style-name="Code"/>
      <text:p text:style-name="Code"><text:span text:style-name="T2"><text:s text:c="4"/></text:span><text:span text:style-name="T11">/* Initialisation */</text:span></text:p>
      <text:p text:style-name="Code"/>
      <text:p text:style-name="Code"><text:span text:style-name="T2"><text:s text:c="4"/>SDL_Init</text:span><text:span text:style-name="T9">(</text:span><text:span text:style-name="T2">SDL_INIT_VIDEO</text:span><text:span text:style-name="T9">);</text:span></text:p>
      <text:p text:style-name="Code"/>
      <text:p text:style-name="Code"><text:span text:style-name="T2"><text:s text:c="4"/></text:span><text:span text:style-name="T11">// Si MULTISAMPLING est égal à true</text:span></text:p>
      <text:p text:style-name="Code"><text:span text:style-name="T2"><text:s text:c="4"/></text:span><text:span text:style-name="T11">// on initialise l'anti-crénelage</text:span></text:p>
      <text:p text:style-name="Code"><text:span text:style-name="T2"><text:s text:c="4"/></text:span><text:span text:style-name="T8">if</text:span><text:span text:style-name="T2"> </text:span><text:span text:style-name="T9">(</text:span><text:span text:style-name="T2">MULTISAMPLING</text:span><text:span text:style-name="T9">)</text:span></text:p>
      <text:p text:style-name="Code"><text:span text:style-name="T2"><text:s text:c="4"/></text:span><text:span text:style-name="T9">{</text:span></text:p>
      <text:p text:style-name="Code"><text:span text:style-name="T2"><text:s text:c="8"/>SDL_GL_SetAttribute</text:span><text:span text:style-name="T9">(</text:span><text:span text:style-name="T2">SDL_GL_MULTISAMPLEBUFFERS</text:span><text:span text:style-name="T9">,</text:span><text:span text:style-name="T2"> </text:span><text:span text:style-name="T15">1</text:span><text:span text:style-name="T9">);</text:span></text:p>
      <text:p text:style-name="Code"><text:span text:style-name="T2"><text:s text:c="8"/>SDL_GL_SetAttribute</text:span><text:span text:style-name="T9">(</text:span><text:span text:style-name="T2">SDL_GL_MULTISAMPLESAMPLES</text:span><text:span text:style-name="T9">,</text:span><text:span text:style-name="T2"> </text:span><text:span text:style-name="T15">8</text:span><text:span text:style-name="T9">);</text:span></text:p>
      <text:p text:style-name="Code"><text:span text:style-name="T2"><text:s text:c="8"/>glEnable</text:span><text:span text:style-name="T9">(</text:span><text:span text:style-name="T2">GL_MULTISAMPLE</text:span><text:span text:style-name="T9">);</text:span></text:p>
      <text:p text:style-name="Code"><text:span text:style-name="T2"><text:s text:c="8"/>glHint</text:span><text:span text:style-name="T9">(</text:span><text:span text:style-name="T2">GL_LINE_SMOOTH_HINT</text:span><text:span text:style-name="T9">,</text:span><text:span text:style-name="T2"> GL_NICEST </text:span><text:span text:style-name="T9">);</text:span></text:p>
      <text:p text:style-name="Code"><text:span text:style-name="T2"><text:s text:c="8"/>glHint</text:span><text:span text:style-name="T9">(</text:span><text:span text:style-name="T2">GL_POLYGON_SMOOTH_HINT</text:span><text:span text:style-name="T9">,</text:span><text:span text:style-name="T2"> GL_NICEST </text:span><text:span text:style-name="T9">);</text:span></text:p>
      <text:p text:style-name="Code"><text:span text:style-name="T2"><text:s text:c="8"/>glEnable</text:span><text:span text:style-name="T9">(</text:span><text:span text:style-name="T2">GL_LINE_SMOOTH</text:span><text:span text:style-name="T9">);</text:span></text:p>
      <text:p text:style-name="Code"><text:span text:style-name="T2"><text:s text:c="8"/>glEnable</text:span><text:span text:style-name="T9">(</text:span><text:span text:style-name="T2">GL_POLYGON_SMOOTH</text:span><text:span text:style-name="T9">);</text:span></text:p>
      <text:p text:style-name="Code"><text:span text:style-name="T2"><text:s text:c="4"/></text:span><text:span text:style-name="T9">}</text:span></text:p>
      <text:p text:style-name="Code"/>
      <text:p text:style-name="Code"><text:span text:style-name="T2"><text:s text:c="4"/></text:span><text:span text:style-name="T11">// Ouverture d'une fenêtre</text:span></text:p>
      <text:p text:style-name="Code"><text:span text:style-name="T2"><text:s text:c="4"/>window </text:span><text:span text:style-name="T9">=</text:span><text:span text:style-name="T2"> SDL_SetVideoMode</text:span><text:span text:style-name="T9">(</text:span><text:span text:style-name="T2">windowSize</text:span><text:span text:style-name="T9">.</text:span><text:span text:style-name="T2">x</text:span><text:span text:style-name="T9">,</text:span><text:span text:style-name="T2"> windowSize</text:span><text:span text:style-name="T9">.</text:span><text:span text:style-name="T2">y</text:span><text:span text:style-name="T9">,</text:span><text:span text:style-name="T2"> </text:span><text:span text:style-name="T15">32</text:span><text:span text:style-name="T9">,</text:span><text:span text:style-name="T2"> SDL_OPENGL</text:span><text:span text:style-name="T9">);</text:span></text:p>
      <text:p text:style-name="Code"/>
      <text:p text:style-name="Code"><text:span text:style-name="T2"><text:s text:c="4"/></text:span><text:span text:style-name="T11">/* Boucle principale */</text:span></text:p>
      <text:p text:style-name="Code"/>
      <text:p text:style-name="Code"><text:span text:style-name="T2"><text:s text:c="4"/></text:span><text:span text:style-name="T8">while</text:span><text:span text:style-name="T2"> </text:span><text:span text:style-name="T9">(</text:span><text:span text:style-name="T2">run</text:span><text:span text:style-name="T9">)</text:span></text:p>
      <text:p text:style-name="Code"><text:span text:style-name="T2"><text:s text:c="4"/></text:span><text:span text:style-name="T9">{</text:span></text:p>
      <text:p text:style-name="Code"><text:span text:style-name="T2"><text:s text:c="8"/>updateEvents</text:span><text:span text:style-name="T9">(&amp;</text:span><text:span text:style-name="T2">input</text:span><text:span text:style-name="T9">);</text:span><text:span text:style-name="T2"> </text:span><text:span text:style-name="T11">// Actualisation des </text:span><text:span text:style-name="T13">événements</text:span></text:p>
      <text:p text:style-name="Code"/>
      <text:p text:style-name="Code"><text:span text:style-name="T2"><text:s text:c="8"/></text:span><text:span text:style-name="T11">// Si on appui sur la touche échap ou sur la croix</text:span></text:p>
      <text:p text:style-name="Code"><text:span text:style-name="T2"><text:s text:c="8"/></text:span><text:span text:style-name="T8">if</text:span><text:span text:style-name="T2"> </text:span><text:span text:style-name="T9">(</text:span><text:span text:style-name="T2">input</text:span><text:span text:style-name="T9">.</text:span><text:span text:style-name="T2">key</text:span><text:span text:style-name="T9">[</text:span><text:span text:style-name="T2">SDLK_ESCAPE</text:span><text:span text:style-name="T9">]</text:span><text:span text:style-name="T2"> </text:span><text:span text:style-name="T9">||</text:span><text:span text:style-name="T2"> input</text:span><text:span text:style-name="T9">.</text:span><text:span text:style-name="T2">quit</text:span><text:span text:style-name="T9">)</text:span></text:p>
      <text:p text:style-name="Code"><text:span text:style-name="T2"><text:s text:c="12"/>run </text:span><text:span text:style-name="T9">=</text:span><text:span text:style-name="T2"> </text:span><text:span text:style-name="T8">false</text:span><text:span text:style-name="T9">;</text:span><text:span text:style-name="T2"> </text:span><text:span text:style-name="T11">// On sort de la boucle principale</text:span></text:p>
      <text:p text:style-name="Code"/>
      <text:p text:style-name="Code"><text:span text:style-name="T2"><text:s text:c="8"/></text:span><text:span text:style-name="T11">// On efface l'écran</text:span></text:p>
      <text:p text:style-name="Code"><text:span text:style-name="T2"><text:s text:c="8"/>glClear</text:span><text:span text:style-name="T9">(</text:span><text:span text:style-name="T2">GL_COLOR_BUFFER_BIT</text:span><text:span text:style-name="T9">);</text:span></text:p>
      <text:p text:style-name="Code"><text:span text:style-name="T2"><text:tab/><text:tab/>glBegin</text:span><text:span text:style-name="T9">(</text:span><text:span text:style-name="T2">GL_TRIANGLES</text:span><text:span text:style-name="T9">);</text:span></text:p>
      <text:p text:style-name="Code"/>
      <text:p text:style-name="Code"><text:soft-page-break/><text:span text:style-name="T2"><text:s text:c="12"/></text:span><text:span text:style-name="T11">// On dessine ici</text:span></text:p>
      <text:p text:style-name="Code"/>
      <text:p text:style-name="Code"><text:span text:style-name="T2"><text:tab/><text:tab/></text:span><text:span text:style-name="T11">// On affiche à l'écran ce que l'on vient de </text:span><text:span text:style-name="T13">dessiner</text:span></text:p>
      <text:p text:style-name="Code"><text:span text:style-name="T2"><text:tab/><text:tab/>glEnd</text:span><text:span text:style-name="T9">();</text:span></text:p>
      <text:p text:style-name="Code"><text:span text:style-name="T2"><text:s text:c="8"/>glFlush</text:span><text:span text:style-name="T9">();</text:span></text:p>
      <text:p text:style-name="Code"><text:span text:style-name="T2"><text:s text:c="8"/>SDL_GL_SwapBuffers</text:span><text:span text:style-name="T9">();</text:span></text:p>
      <text:p text:style-name="Code"><text:span text:style-name="T2"><text:s text:c="4"/></text:span><text:span text:style-name="T9">}</text:span></text:p>
      <text:p text:style-name="Code"/>
      <text:p text:style-name="Code"><text:span text:style-name="T2"><text:s text:c="4"/></text:span><text:span text:style-name="T11">/* Fermeture */</text:span></text:p>
      <text:p text:style-name="Code"/>
      <text:p text:style-name="Code"><text:span text:style-name="T2"><text:s text:c="4"/>SDL_Quit</text:span><text:span text:style-name="T9">();</text:span></text:p>
      <text:p text:style-name="Code"/>
      <text:p text:style-name="Code"><text:span text:style-name="T2"><text:s text:c="4"/></text:span><text:span text:style-name="T8">return</text:span><text:span text:style-name="T2"> </text:span><text:span text:style-name="T15">0</text:span><text:span text:style-name="T9">;</text:span></text:p>
      <text:p text:style-name="P41">}</text:p>
      <text:h text:style-name="P60" text:outline-level="1"><text:bookmark-start text:name="__RefHeading__1261_755171073"/>L'affichage<text:bookmark-end text:name="__RefHeading__1261_755171073"/></text:h>
      <text:p text:style-name="P11">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64" text:outline-level="2"><text:bookmark-start text:name="__RefHeading__1263_755171073"/>La structure Vector<text:bookmark-end text:name="__RefHeading__1263_755171073"/></text:h>
      <text:p text:style-name="P12">Cette structure sert à définir un point sur l'écran, elle contient deux variables : x et y. <text:line-break/>Elle peut être initialisée et modifiée en accédant directement à ses variables :</text:p>
      <text:p text:style-name="P32"><text:span text:style-name="T2">Vector point</text:span><text:span text:style-name="T9">;</text:span></text:p>
      <text:p text:style-name="P32"/>
      <text:p text:style-name="P32"><text:span text:style-name="T2">point</text:span><text:span text:style-name="T9">.</text:span><text:span text:style-name="T2">x </text:span><text:span text:style-name="T9">=</text:span><text:span text:style-name="T2"> </text:span><text:span text:style-name="T15">50.7</text:span><text:span text:style-name="T9">;</text:span></text:p>
      <text:p text:style-name="P32"><text:span text:style-name="T2">point</text:span><text:span text:style-name="T9">.</text:span><text:span text:style-name="T2">y </text:span><text:span text:style-name="T9">=</text:span><text:span text:style-name="T2"> </text:span><text:span text:style-name="T15">12.2</text:span><text:span text:style-name="T9">;</text:span></text:p>
      <text:p text:style-name="P12">Mais aussi lors de sa déclaration :</text:p>
      <text:p text:style-name="P32"><text:span text:style-name="T2">Vector point</text:span><text:span text:style-name="T9">(</text:span><text:span text:style-name="T15">50.7</text:span><text:span text:style-name="T9">,</text:span><text:span text:style-name="T2"> </text:span><text:span text:style-name="T15">12.2</text:span><text:span text:style-name="T9">);</text:span></text:p>
      <text:h text:style-name="P65" text:outline-level="2"><text:bookmark-start text:name="__RefHeading__1265_755171073"/>La structure Color<text:bookmark-end text:name="__RefHeading__1265_755171073"/></text:h>
      <text:p text:style-name="P13">Cette structure permet de définir une couleur RGBA et contient les variables r, g, b et a.<text:line-break/>Comme Vector elle peut être <text:span text:style-name="T17">initialisée et modifiée </text:span>en accédant à ses variables mais aussi lors de sa déclaration.</text:p>
      <text:h text:style-name="P66" text:outline-level="2"/>
      <text:h text:style-name="P68" text:outline-level="2"><text:bookmark-start text:name="__RefHeading__1267_755171073"/>La class<text:span text:style-name="T31">e</text:span> Triangle<text:bookmark-end text:name="__RefHeading__1267_755171073"/></text:h>
      <text:p text:style-name="P12">Chaque triangle est défini par un objet de type Triangle, il peut être créé, utilisé et affiché de manières indépendante des conteneurs mais peut aussi être à l'intérieur de l'un d'eux.</text:p>
      <text:h text:style-name="P72" text:outline-level="3"><text:bookmark-start text:name="__RefHeading__1269_755171073"/>Coordonnées<text:bookmark-end text:name="__RefHeading__1269_755171073"/></text:h>
      <text:p text:style-name="P15">Les coordonnées du Triangle sont exprimées en pourcentage du conteneur dans lequel est le triangle. Si le Triangle n'est pas dans un conteneur, ses coordonnées seront un pourcentage de l<text:span text:style-name="T28">a fenêtre</text:span>. <text:span text:style-name="T18">Vector(0, 0)</text:span> sera donc le coin supérieur gauche de l<text:span text:style-name="T28">a fenêtre</text:span> et <text:span text:style-name="T18">Vector(100, 100)</text:span><text:span text:style-name="T21"> sera le coin inférieur droit.</text:span></text:p>
      <text:h text:style-name="P73" text:outline-level="3"><text:bookmark-start text:name="__RefHeading__1271_755171073"/>Déclaration<text:bookmark-end text:name="__RefHeading__1271_755171073"/></text:h>
      <text:p text:style-name="P12">On peut créer un Triangle de 3 <text:span text:style-name="T30">manière</text:span> différentes :</text:p>
      <text:p text:style-name="P32"><text:span text:style-name="T2">Triangle</text:span><text:span text:style-name="T9">();</text:span></text:p>
      <text:p text:style-name="P32"><text:span text:style-name="T2">Triangle</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text:span><text:span text:style-name="T9">);</text:span></text:p>
      <text:p text:style-name="P32"><text:span text:style-name="T2">Triangle</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1</text:span><text:span text:style-name="T9">,</text:span><text:span text:style-name="T2"> Color color2</text:span><text:span text:style-name="T9">,</text:span><text:span text:style-name="T2"> Color color3</text:span><text:span text:style-name="T9">);</text:span></text:p>
      <text:p text:style-name="P13">La première créé un Triangle vierge, le deuxième un Triangle de couleur unie (<text:span text:style-name="T18">apex1</text:span>, <text:span text:style-name="T18">apex2</text:span> et <text:span text:style-name="T18">apex3</text:span> étant les trois sommets du triangle et <text:span text:style-name="T18">color</text:span><text:span text:style-name="T21"> sa couleur) et la troisième créé un Triangle avec une couleur par sommet (</text:span><text:span text:style-name="T18">color1</text:span><text:span text:style-name="T21"> est la couleur de </text:span><text:span text:style-name="T18">apex1</text:span><text:span text:style-name="T21"> etc...).</text:span></text:p>
      <text:p text:style-name="P22">Par exemple :</text:p>
      <text:p text:style-name="P32"><text:span text:style-name="T2">Vector a1</text:span><text:span text:style-name="T9">(</text:span><text:span text:style-name="T15">20</text:span><text:span text:style-name="T9">,</text:span><text:span text:style-name="T2"> </text:span><text:span text:style-name="T15">40</text:span><text:span text:style-name="T9">),</text:span><text:span text:style-name="T2"> a2</text:span><text:span text:style-name="T9">(</text:span><text:span text:style-name="T15">10</text:span><text:span text:style-name="T9">,</text:span><text:span text:style-name="T2"> </text:span><text:span text:style-name="T15">10</text:span><text:span text:style-name="T9">),</text:span><text:span text:style-name="T2"> a3</text:span><text:span text:style-name="T9">(</text:span><text:span text:style-name="T15">50.5</text:span><text:span text:style-name="T9">,</text:span><text:span text:style-name="T2"> </text:span><text:span text:style-name="T15">70</text:span><text:span text:style-name="T9">);</text:span></text:p>
      <text:p text:style-name="P32"><text:span text:style-name="T2">Color c1</text:span><text:span text:style-name="T9">(</text:span><text:span text:style-name="T15">255</text:span><text:span text:style-name="T9">,</text:span><text:span text:style-name="T2"> </text:span><text:span text:style-name="T15">180</text:span><text:span text:style-name="T9">,</text:span><text:span text:style-name="T2"> </text:span><text:span text:style-name="T15">40</text:span><text:span text:style-name="T9">,</text:span><text:span text:style-name="T2"> </text:span><text:span text:style-name="T15">255</text:span><text:span text:style-name="T9">);</text:span></text:p>
      <text:p text:style-name="P32"/>
      <text:p text:style-name="P32"><text:span text:style-name="T2">Triangle t1</text:span><text:span text:style-name="T9">(</text:span><text:span text:style-name="T2">a1</text:span><text:span text:style-name="T9">,</text:span><text:span text:style-name="T2"> a2</text:span><text:span text:style-name="T9">,</text:span><text:span text:style-name="T2"> a3</text:span><text:span text:style-name="T9">,</text:span><text:span text:style-name="T2"> c1</text:span><text:span text:style-name="T9">);</text:span></text:p>
      <text:h text:style-name="P73" text:outline-level="3"><text:bookmark-start text:name="__RefHeading__1273_755171073"/>Initialisation<text:bookmark-end text:name="__RefHeading__1273_755171073"/></text:h>
      <text:p text:style-name="P14">Un triangle peut être (ré)initialisé avec sa méthode <text:span text:style-name="T18">set() </text:span><text:span text:style-name="T21">:</text:span></text:p>
      <text:p text:style-name="P32"><text:span text:style-name="T6">void</text:span><text:span text:style-name="T2"> set</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text:span><text:span text:style-name="T9">);</text:span></text:p>
      <text:p text:style-name="P32"><text:span text:style-name="T6">void</text:span><text:span text:style-name="T2"> set</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1</text:span><text:span text:style-name="T9">,</text:span><text:span text:style-name="T2"> Color color2</text:span><text:span text:style-name="T9">,</text:span><text:span text:style-name="T2"> Color color3</text:span><text:span text:style-name="T9">);</text:span></text:p>
      <text:h text:style-name="P74" text:outline-level="3"><text:bookmark-start text:name="__RefHeading__1383_755171073"/><text:bookmark-start text:name="__RefHeading__1385_755171073"/>Affichage<text:bookmark-end text:name="__RefHeading__1383_755171073"/><text:bookmark-end text:name="__RefHeading__1385_755171073"/></text:h>
      <text:p text:style-name="Text_20_body">Pour afficher un triangle, on appel la méthode draw() entre <text:span text:style-name="T19">glBegin et glEnd </text:span><text:span text:style-name="T22">:</text:span></text:p>
      <text:p text:style-name="P33"><text:span text:style-name="T2">glBegin</text:span><text:span text:style-name="T9">(</text:span><text:span text:style-name="T2">GL_TRIANGLES</text:span><text:span text:style-name="T9">);</text:span></text:p>
      <text:p text:style-name="P33"/>
      <text:p text:style-name="P34"><text:span text:style-name="T14"><text:s text:c="4"/></text:span><text:span text:style-name="T29">t1.draw();</text:span></text:p>
      <text:p text:style-name="P43"/>
      <text:p text:style-name="P32"><text:span text:style-name="T2">glEnd</text:span><text:span text:style-name="T9">();</text:span></text:p>
      <text:h text:style-name="P67" text:outline-level="2"/>
      <text:h text:style-name="P69" text:outline-level="2"><text:bookmark-start text:name="__RefHeading__1277_755171073"/>La classe Object<text:bookmark-end text:name="__RefHeading__1277_755171073"/></text:h>
      <text:p text:style-name="P17">La classe Object peut contenir des Triangles pour pouvoir les grouper et créer des formes.</text:p>
      <text:h text:style-name="P75" text:outline-level="3"><text:bookmark-start text:name="__RefHeading__1434_755171073"/>Déclaration<text:bookmark-end text:name="__RefHeading__1434_755171073"/></text:h>
      <text:p text:style-name="P32"><text:span text:style-name="T2">Object</text:span><text:span text:style-name="T9">();</text:span></text:p>
      <text:p text:style-name="P32"><text:span text:style-name="T2">Object</text:span><text:span text:style-name="T9">(</text:span><text:span text:style-name="T2">Vector pos</text:span><text:span text:style-name="T9">,</text:span><text:span text:style-name="T2"> Vector size</text:span><text:span text:style-name="T9">);</text:span></text:p>
      <text:p text:style-name="P18">pos<text:span text:style-name="T21"> étant la position de l'objet sur l'écran et </text:span>size<text:span text:style-name="T21"> sa taille en pourcentage de l'écran.</text:span></text:p>
      <text:h text:style-name="P76" text:outline-level="3"><text:bookmark-start text:name="__RefHeading__1436_755171073"/>Affichage<text:bookmark-end text:name="__RefHeading__1436_755171073"/></text:h>
      <text:p text:style-name="P19"><text:span text:style-name="T23">L</text:span><text:span text:style-name="T21">'affichage se fait de la même manière qu'avec les Triangles avec sa méthode </text:span><text:span text:style-name="T18">draw()</text:span><text:span text:style-name="T21">. Lors de l'affichage d'un Object, tout les Triangles qu'il contient sont affiché en fonction de la position et de la taille de l'Object.</text:span></text:p>
      <text:h text:style-name="P77" text:outline-level="3"><text:bookmark-start text:name="__RefHeading__1600_755171073"/>Ajout de Triangles<text:bookmark-end text:name="__RefHeading__1600_755171073"/></text:h>
      <text:p text:style-name="P23">Pour ajouter des Triangles à un Object, deux méthodes sont possibles :</text:p>
      <text:list xml:id="list7459644379231396016" text:style-name="L3">
        <text:list-item>
          <text:p text:style-name="P55">L'ajout d'un Triangle existant</text:p>
        </text:list-item>
        <text:list-item>
          <text:p text:style-name="P55">La création d'un nouveau Triangle en l’allouant dynamiquement</text:p>
        </text:list-item>
      </text:list>
      <text:p text:style-name="P19"><text:span text:style-name="T21">L'ajout d'un Triangle existant se fait avec la méthode </text:span><text:span text:style-name="T18">add() </text:span><text:span text:style-name="T21">:</text:span></text:p>
      <text:p text:style-name="Code"><text:span text:style-name="T7">void</text:span><text:span text:style-name="T3"> add</text:span><text:span text:style-name="T10">(</text:span><text:span text:style-name="T3">Triangle </text:span><text:span text:style-name="T10">*</text:span><text:span text:style-name="T3">t</text:span><text:span text:style-name="T10">);</text:span></text:p>
      <text:p text:style-name="P19"><text:span text:style-name="T21">Il faut passer en paramètre l'adresse du triangle que l'on veut </text:span><text:span text:style-name="T24">ajouter.</text:span></text:p>
      <text:p text:style-name="P24">Pour créer un Triangle dans l'Object :</text:p>
      <text:p text:style-name="Code"><text:span text:style-name="T3">Triangle</text:span><text:span text:style-name="T10">*</text:span><text:span text:style-name="T3"> create</text:span><text:span text:style-name="T10">(</text:span><text:span text:style-name="T3">Triangle t</text:span><text:span text:style-name="T10">);</text:span></text:p>
      <text:p text:style-name="P24">Le Triangle est alloué dynamiquement et ajouté à l'Object. La méthode renvoi l'adresse du Triangle créé.</text:p>
      <text:p text:style-name="P48">Il faut bien comprendre que seules les adresses des Triangles sont ajoutés à l'Object, donc si un Triangle que l'on a ajouté est modifié après, cette modification sera visible lors de l'affichage.</text:p>
      <text:h text:style-name="P78" text:outline-level="3"><text:bookmark-start text:name="__RefHeading__1602_755171073"/>Suppression de Triangles<text:bookmark-end text:name="__RefHeading__1602_755171073"/></text:h>
      <text:p text:style-name="P20"><text:span text:style-name="T21">Pour supprimer un Triangle d'un Object il suffit d'appeler la méthode </text:span><text:span text:style-name="T18">rem()</text:span><text:span text:style-name="T21"> de cet Object en lui passant l'adresse du Triangle en paramètre.</text:span></text:p>
      <text:p text:style-name="Code"><text:span text:style-name="T7">void</text:span><text:span text:style-name="T3"> rem</text:span><text:span text:style-name="T10">(</text:span><text:span text:style-name="T3">Triangle </text:span><text:span text:style-name="T10">*</text:span><text:span text:style-name="T3">t</text:span><text:span text:style-name="T10">);</text:span></text:p>
      <text:h text:style-name="P80" text:outline-level="3"><text:bookmark-start text:name="__RefHeading__4398_1349291698"/>Copie<text:bookmark-end text:name="__RefHeading__4398_1349291698"/></text:h>
      <text:p text:style-name="P29">Il est impossible de copier un Object dans un autre en faisant :</text:p>
      <text:p text:style-name="Code"><text:span text:style-name="T34">obj1 </text:span><text:span text:style-name="T35">=</text:span><text:span text:style-name="T34"> obj2</text:span><text:span text:style-name="T35">;</text:span></text:p>
      <text:p text:style-name="P29">Pour faire un copie il faut utiliser la méthode <text:span text:style-name="T18">copy() </text:span><text:span text:style-name="T21">:</text:span></text:p>
      <text:p text:style-name="Code"><text:span text:style-name="T34">obj1</text:span><text:span text:style-name="T35">.</text:span><text:span text:style-name="T34">copy</text:span><text:span text:style-name="T35">(</text:span><text:span text:style-name="T34">obj2</text:span><text:span text:style-name="T35">);</text:span></text:p>
      <text:p text:style-name="P25"><text:soft-page-break/>Cette méthode <text:span text:style-name="T36">copie</text:span> obj2 (dans son état actuel) vers obj1.</text:p>
      <text:h text:style-name="P70" text:outline-level="2"><text:bookmark-start text:name="__RefHeading__4400_1349291698"/>La classe Container<text:bookmark-end text:name="__RefHeading__4400_1349291698"/></text:h>
      <text:h text:style-name="Heading_20_3" text:outline-level="3"><text:bookmark-start text:name="__RefHeading__4402_1349291698"/>D<text:span text:style-name="T37">éclaration</text:span><text:bookmark-end text:name="__RefHeading__4402_1349291698"/></text:h>
      <text:p text:style-name="P30">La classe Container peut être déclarée de la même manière que la classe Object.</text:p>
      <text:p text:style-name="P37"><text:span text:style-name="T4">Container</text:span><text:span text:style-name="T9">();</text:span></text:p>
      <text:p text:style-name="P36"><text:span text:style-name="T2">Container</text:span><text:span text:style-name="T9">(</text:span><text:span text:style-name="T2">Vector pos</text:span><text:span text:style-name="T9">,</text:span><text:span text:style-name="T2"> Vector size</text:span><text:span text:style-name="T9">);</text:span></text:p>
      <text:h text:style-name="P81" text:outline-level="3"><text:bookmark-start text:name="__RefHeading__4404_1349291698"/>Affichage<text:bookmark-end text:name="__RefHeading__4404_1349291698"/></text:h>
      <text:p text:style-name="P30">L'affichage d'un Container se fait via sa méthode <text:span text:style-name="T18">draw()</text:span></text:p>
      <text:h text:style-name="P79" text:outline-level="3"><text:bookmark-start text:name="__RefHeading__4406_1349291698"/>Ajout et suppréssion d'Object<text:bookmark-end text:name="__RefHeading__4406_1349291698"/></text:h>
      <text:p text:style-name="P30"><text:span text:style-name="T21">L'ajout et la suppréssion d'Objects se fait respéctivement avec les méthodes </text:span><text:span text:style-name="T18">add()</text:span><text:span text:style-name="T21"> et </text:span><text:span text:style-name="T18">rem()</text:span></text:p>
      <text:h text:style-name="P71" text:outline-level="2"><text:bookmark-start text:name="__RefHeading__1604_755171073"/>Transformations<text:bookmark-end text:name="__RefHeading__1604_755171073"/></text:h>
      <text:h text:style-name="P78" text:outline-level="3"><text:bookmark-start text:name="__RefHeading__1606_755171073"/>Translations<text:bookmark-end text:name="__RefHeading__1606_755171073"/></text:h>
      <text:p text:style-name="P20"><text:span text:style-name="T21">La translation des Triangles peut se faire avec la méthode </text:span><text:span text:style-name="T18">translate()</text:span><text:span text:style-name="T21"> en passant en paramètre un Vector ou deux variables </text:span><text:span text:style-name="T18">x</text:span><text:span text:style-name="T21"> et </text:span><text:span text:style-name="T18">y </text:span><text:span text:style-name="T21">:</text:span></text:p>
      <text:p text:style-name="Code"><text:span text:style-name="T7">void</text:span><text:span text:style-name="T3"> translate</text:span><text:span text:style-name="T10">(</text:span><text:span text:style-name="T3">Vector a</text:span><text:span text:style-name="T10">);</text:span></text:p>
      <text:p text:style-name="Code"><text:span text:style-name="T7">void</text:span><text:span text:style-name="T3"> translate</text:span><text:span text:style-name="T10">(</text:span><text:span text:style-name="T7">double</text:span><text:span text:style-name="T3"> x</text:span><text:span text:style-name="T10">,</text:span><text:span text:style-name="T3"> </text:span><text:span text:style-name="T7">double</text:span><text:span text:style-name="T3"> y</text:span><text:span text:style-name="T10">);</text:span></text:p>
      <text:p text:style-name="P20"><office:annotation office:name="__Fieldmark__1582_755171073"><dc:creator>Unknown Author</dc:creator><dc:date>2015-02-11T01:03:33</dc:date><text:list text:style-name=""><text:list-item><text:p>A modifier</text:p></text:list-item></text:list></office:annotation><text:span text:style-name="T21">La translation des Object est à venir </text:span><text:span text:style-name="T25">dans une prochaine version, </text:span><text:span text:style-name="T26">en attendant elle peut se faire avec la méthode </text:span><text:span text:style-name="T20">set()</text:span><office:annotation-end office:name="__Fieldmark__1582_755171073"/></text:p>
      <text:h text:style-name="P78" text:outline-level="3"><text:bookmark-start text:name="__RefHeading__1608_755171073"/>Rotations<text:bookmark-end text:name="__RefHeading__1608_755171073"/></text:h>
      <text:p text:style-name="P24">La rotation des Objects et des Triangles se fait de la même manière :</text:p>
      <text:p text:style-name="Code"><text:span text:style-name="T7">void</text:span><text:span text:style-name="T3"> rotate</text:span><text:span text:style-name="T10">(</text:span><text:span text:style-name="T3">Vector axis</text:span><text:span text:style-name="T10">,</text:span><text:span text:style-name="T3"> </text:span><text:span text:style-name="T7">float</text:span><text:span text:style-name="T3"> angle</text:span><text:span text:style-name="T10">);</text:span></text:p>
      <text:p text:style-name="P20"><text:span text:style-name="T21">Avec </text:span><text:span text:style-name="T18">axis</text:span><text:span text:style-name="T21"> le point de rotation, sur un Triangle ce point correspond à une position en pourcentage de l'écran et pour les Objects un pourcentage de cet Object.</text:span></text:p>
      <text:p text:style-name="P24">L'angle est a donner en degrés.</text:p>
      <text:h text:style-name="P82" text:outline-level="3"><text:bookmark-start text:name="__RefHeading__1469_1973878096"/>Reset<text:bookmark-end text:name="__RefHeading__1469_1973878096"/></text:h>
      <text:p text:style-name="P28">Il est possible de faire une remise à zéro de la position d'un Triangle ou des Triangles contenus dans un Object, pour cela il faut appeler la méthode <text:span text:style-name="T18">resetPos()</text:span><text:span text:style-name="T21"> d'un Triangle ou d'u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11</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21T19:57:13.059920812</dc:date>
    <meta:editing-duration>PT5H11M27S</meta:editing-duration>
    <meta:editing-cycles>33</meta:editing-cycles>
    <meta:generator>LibreOffice/4.2.7.2$Linux_X86_64 LibreOffice_project/420m0$Build-2</meta:generator>
    <meta:document-statistic meta:table-count="2" meta:image-count="0" meta:object-count="0" meta:page-count="11" meta:paragraph-count="194" meta:word-count="1298" meta:character-count="8433" meta:non-whitespace-character-count="7102"/>
  </office:meta>
</office:document-meta>
</file>